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9cm" fo:min-width="0cm"/>
    </style:style>
    <style:style style:name="gr3" style:family="graphic" style:parent-style-name="standard">
      <style:graphic-properties svg:stroke-width="0.03cm" draw:marker-start-width="0.245cm" draw:marker-end-width="0.245cm" draw:fill="solid" draw:fill-color="#000000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6" style:family="paragraph">
      <style:paragraph-properties fo:margin-left="0cm" fo:margin-right="0cm" fo:text-indent="0cm"/>
      <style:text-properties fo:font-size="8pt" fo:font-weight="bold" style:font-size-asian="8pt" style:font-size-complex="8pt"/>
    </style:style>
    <style:style style:name="T1" style:family="text">
      <style:text-properties fo:font-size="10pt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g>
          <draw:line draw:style-name="gr1" draw:text-style-name="P1" draw:layer="layout" svg:x1="0.75cm" svg:y1="5.5cm" svg:x2="1.9cm" svg:y2="5.1cm">
            <text:p/>
          </draw:line>
          <draw:line draw:style-name="gr1" draw:text-style-name="P1" draw:layer="layout" svg:x1="0.75cm" svg:y1="4.7cm" svg:x2="1.9cm" svg:y2="5.1cm">
            <text:p/>
          </draw:line>
          <draw:line draw:style-name="gr1" draw:text-style-name="P1" draw:layer="layout" svg:x1="1.95cm" svg:y1="5.1cm" svg:x2="3.1cm" svg:y2="4.7cm">
            <text:p/>
          </draw:line>
          <draw:line draw:style-name="gr1" draw:text-style-name="P1" draw:layer="layout" svg:x1="0.8cm" svg:y1="4.05cm" svg:x2="3.1cm" svg:y2="4.65cm">
            <text:p/>
          </draw:line>
          <draw:line draw:style-name="gr1" draw:text-style-name="P1" draw:layer="layout" svg:x1="0.75cm" svg:y1="3.35cm" svg:x2="4.25cm" svg:y2="4.05cm">
            <text:p/>
          </draw:line>
          <draw:line draw:style-name="gr1" draw:text-style-name="P1" draw:layer="layout" svg:x1="3.15cm" svg:y1="4.65cm" svg:x2="4.3cm" svg:y2="4.15cm">
            <text:p/>
          </draw:line>
          <draw:line draw:style-name="gr1" draw:text-style-name="P1" draw:layer="layout" svg:x1="0.65cm" svg:y1="1.8cm" svg:x2="1.8cm" svg:y2="2.2cm">
            <text:p/>
          </draw:line>
          <draw:line draw:style-name="gr1" draw:text-style-name="P1" draw:layer="layout" svg:x1="0.7cm" svg:y1="2.75cm" svg:x2="1.85cm" svg:y2="2.35cm">
            <text:p/>
          </draw:line>
          <draw:line draw:style-name="gr1" draw:text-style-name="P1" draw:layer="layout" svg:x1="0.65cm" svg:y1="0.4cm" svg:x2="1.8cm" svg:y2="0.8cm">
            <text:p/>
          </draw:line>
          <draw:line draw:style-name="gr1" draw:text-style-name="P1" draw:layer="layout" svg:x1="0.65cm" svg:y1="1.35cm" svg:x2="1.8cm" svg:y2="0.95cm">
            <text:p/>
          </draw:line>
          <draw:line draw:style-name="gr1" draw:text-style-name="P1" draw:layer="layout" svg:x1="1.8cm" svg:y1="2.15cm" svg:x2="5.1cm" svg:y2="3cm">
            <text:p/>
          </draw:line>
          <draw:line draw:style-name="gr1" draw:text-style-name="P1" draw:layer="layout" svg:x1="1.9cm" svg:y1="0.8cm" svg:x2="6.05cm" svg:y2="1.85cm">
            <text:p/>
          </draw:line>
          <draw:line draw:style-name="gr1" draw:text-style-name="P1" draw:layer="layout" svg:x1="4.25cm" svg:y1="4.05cm" svg:x2="5.15cm" svg:y2="3.1cm">
            <text:p/>
          </draw:line>
          <draw:line draw:style-name="gr1" draw:text-style-name="P1" draw:layer="layout" svg:x1="5.2cm" svg:y1="3.05cm" svg:x2="6.1cm" svg:y2="2.1cm">
            <text:p/>
          </draw:line>
          <draw:frame draw:style-name="gr2" draw:text-style-name="P3" draw:layer="layout" svg:width="0.735cm" svg:height="0.645cm" svg:x="-0.165cm" svg:y="0.125cm">
            <draw:text-box>
              <text:p text:style-name="P2"><text:span text:style-name="T1">S</text:span></text:p>
            </draw:text-box>
          </draw:frame>
          <draw:frame draw:style-name="gr2" draw:text-style-name="P3" draw:layer="layout" svg:width="0.739cm" svg:height="0.645cm" svg:x="-0.167cm" svg:y="0.875cm">
            <draw:text-box>
              <text:p text:style-name="P2"><text:span text:style-name="T1">E</text:span></text:p>
            </draw:text-box>
          </draw:frame>
          <draw:frame draw:style-name="gr2" draw:text-style-name="P3" draw:layer="layout" svg:width="0.794cm" svg:height="0.645cm" svg:x="-0.095cm" svg:y="1.63cm">
            <draw:text-box>
              <text:p text:style-name="P2"><text:span text:style-name="T1">L </text:span></text:p>
            </draw:text-box>
          </draw:frame>
          <draw:frame draw:style-name="gr2" draw:text-style-name="P3" draw:layer="layout" svg:width="0.599cm" svg:height="0.645cm" svg:x="-0.097cm" svg:y="2.33cm">
            <draw:text-box>
              <text:p text:style-name="P2"><text:span text:style-name="T1"><text:s/></text:span></text:p>
            </draw:text-box>
          </draw:frame>
          <draw:frame draw:style-name="gr2" draw:text-style-name="P3" draw:layer="layout" svg:width="0.756cm" svg:height="0.645cm" svg:x="-0.176cm" svg:y="3.025cm">
            <draw:text-box>
              <text:p text:style-name="P2"><text:span text:style-name="T1">H</text:span></text:p>
            </draw:text-box>
          </draw:frame>
          <draw:frame draw:style-name="gr2" draw:text-style-name="P3" draw:layer="layout" svg:width="0.735cm" svg:height="0.645cm" svg:x="-0.165cm" svg:y="3.725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0.718cm" svg:height="0.645cm" svg:x="-0.157cm" svg:y="4.475cm">
            <draw:text-box>
              <text:p text:style-name="P2"><text:span text:style-name="T1">T</text:span></text:p>
            </draw:text-box>
          </draw:frame>
          <draw:g>
            <draw:circle draw:style-name="gr3" draw:text-style-name="P4" draw:layer="layout" svg:width="0.55cm" svg:height="0.55cm" svg:x="0.487cm" svg:y="0.25cm">
              <text:p/>
            </draw:circle>
            <draw:circle draw:style-name="gr4" draw:text-style-name="P4" draw:layer="layout" svg:width="0.55cm" svg:height="0.55cm" svg:x="0.437cm" svg:y="0.2cm">
              <text:p text:style-name="P4">8</text:p>
            </draw:circle>
          </draw:g>
          <draw:frame draw:style-name="gr5" draw:text-style-name="P6" draw:layer="layout" svg:width="0.689cm" svg:height="0.599cm" svg:x="0.95cm" svg:y="0.65cm">
            <draw:text-box>
              <text:p text:style-name="P5"><text:span text:style-name="T2">1</text:span></text:p>
            </draw:text-box>
          </draw:frame>
          <draw:frame draw:style-name="gr5" draw:text-style-name="P6" draw:layer="layout" svg:width="0.693cm" svg:height="0.599cm" svg:x="3.55cm" svg:y="0.85cm">
            <draw:text-box>
              <text:p text:style-name="P5"><text:span text:style-name="T2">0</text:span></text:p>
            </draw:text-box>
          </draw:frame>
          <draw:frame draw:style-name="gr2" draw:text-style-name="P3" draw:layer="layout" svg:width="0.756cm" svg:height="0.645cm" svg:x="-0.176cm" svg:y="5.155cm">
            <draw:text-box>
              <text:p text:style-name="P2"><text:span text:style-name="T1">R</text:span></text:p>
            </draw:text-box>
          </draw:frame>
          <draw:g>
            <draw:circle draw:style-name="gr3" draw:text-style-name="P4" draw:layer="layout" svg:width="0.55cm" svg:height="0.55cm" svg:x="0.487cm" svg:y="0.964cm">
              <text:p/>
            </draw:circle>
            <draw:circle draw:style-name="gr4" draw:text-style-name="P4" draw:layer="layout" svg:width="0.55cm" svg:height="0.55cm" svg:x="0.437cm" svg:y="0.914cm">
              <text:p text:style-name="P4">7</text:p>
            </draw:circle>
          </draw:g>
          <draw:g>
            <draw:circle draw:style-name="gr3" draw:text-style-name="P4" draw:layer="layout" svg:width="0.55cm" svg:height="0.55cm" svg:x="0.487cm" svg:y="1.679cm">
              <text:p/>
            </draw:circle>
            <draw:circle draw:style-name="gr4" draw:text-style-name="P4" draw:layer="layout" svg:width="0.55cm" svg:height="0.55cm" svg:x="0.437cm" svg:y="1.629cm">
              <text:p text:style-name="P4">6</text:p>
            </draw:circle>
          </draw:g>
          <draw:g>
            <draw:circle draw:style-name="gr3" draw:text-style-name="P4" draw:layer="layout" svg:width="0.55cm" svg:height="0.55cm" svg:x="0.487cm" svg:y="2.393cm">
              <text:p/>
            </draw:circle>
            <draw:circle draw:style-name="gr4" draw:text-style-name="P4" draw:layer="layout" svg:width="0.55cm" svg:height="0.55cm" svg:x="0.437cm" svg:y="2.343cm">
              <text:p text:style-name="P4">5</text:p>
            </draw:circle>
          </draw:g>
          <draw:g>
            <draw:circle draw:style-name="gr3" draw:text-style-name="P4" draw:layer="layout" svg:width="0.55cm" svg:height="0.55cm" svg:x="0.487cm" svg:y="3.107cm">
              <text:p/>
            </draw:circle>
            <draw:circle draw:style-name="gr4" draw:text-style-name="P4" draw:layer="layout" svg:width="0.55cm" svg:height="0.55cm" svg:x="0.437cm" svg:y="3.057cm">
              <text:p text:style-name="P4">4</text:p>
            </draw:circle>
          </draw:g>
          <draw:g>
            <draw:circle draw:style-name="gr3" draw:text-style-name="P4" draw:layer="layout" svg:width="0.55cm" svg:height="0.55cm" svg:x="0.487cm" svg:y="3.821cm">
              <text:p/>
            </draw:circle>
            <draw:circle draw:style-name="gr4" draw:text-style-name="P4" draw:layer="layout" svg:width="0.55cm" svg:height="0.55cm" svg:x="0.437cm" svg:y="3.771cm">
              <text:p text:style-name="P4">2</text:p>
            </draw:circle>
          </draw:g>
          <draw:g>
            <draw:circle draw:style-name="gr3" draw:text-style-name="P4" draw:layer="layout" svg:width="0.55cm" svg:height="0.55cm" svg:x="0.487cm" svg:y="4.536cm">
              <text:p/>
            </draw:circle>
            <draw:circle draw:style-name="gr4" draw:text-style-name="P4" draw:layer="layout" svg:width="0.55cm" svg:height="0.55cm" svg:x="0.437cm" svg:y="4.486cm">
              <text:p text:style-name="P4">1</text:p>
            </draw:circle>
          </draw:g>
          <draw:g>
            <draw:circle draw:style-name="gr3" draw:text-style-name="P4" draw:layer="layout" svg:width="0.55cm" svg:height="0.55cm" svg:x="0.487cm" svg:y="5.25cm">
              <text:p/>
            </draw:circle>
            <draw:circle draw:style-name="gr4" draw:text-style-name="P4" draw:layer="layout" svg:width="0.55cm" svg:height="0.55cm" svg:x="0.437cm" svg:y="5.2cm">
              <text:p text:style-name="P4">1</text:p>
            </draw:circle>
          </draw:g>
          <draw:g>
            <draw:circle draw:style-name="gr3" draw:text-style-name="P4" draw:layer="layout" svg:width="0.55cm" svg:height="0.55cm" svg:x="1.7cm" svg:y="4.9cm">
              <text:p/>
            </draw:circle>
            <draw:circle draw:style-name="gr4" draw:text-style-name="P4" draw:layer="layout" svg:width="0.55cm" svg:height="0.55cm" svg:x="1.65cm" svg:y="4.85cm">
              <text:p text:style-name="P4">2</text:p>
            </draw:circle>
          </draw:g>
          <draw:g>
            <draw:circle draw:style-name="gr3" draw:text-style-name="P4" draw:layer="layout" svg:width="0.55cm" svg:height="0.55cm" svg:x="2.9cm" svg:y="4.4cm">
              <text:p/>
            </draw:circle>
            <draw:circle draw:style-name="gr4" draw:text-style-name="P4" draw:layer="layout" svg:width="0.55cm" svg:height="0.55cm" svg:x="2.85cm" svg:y="4.35cm">
              <text:p text:style-name="P4">4</text:p>
            </draw:circle>
          </draw:g>
          <draw:g>
            <draw:circle draw:style-name="gr3" draw:text-style-name="P4" draw:layer="layout" svg:width="0.55cm" svg:height="0.55cm" svg:x="4.05cm" svg:y="3.85cm">
              <text:p/>
            </draw:circle>
            <draw:circle draw:style-name="gr4" draw:text-style-name="P4" draw:layer="layout" svg:width="0.55cm" svg:height="0.55cm" svg:x="4cm" svg:y="3.8cm">
              <text:p text:style-name="P4">8</text:p>
            </draw:circle>
          </draw:g>
          <draw:g>
            <draw:circle draw:style-name="gr3" draw:text-style-name="P4" draw:layer="layout" svg:width="0.55cm" svg:height="0.55cm" svg:x="1.7cm" svg:y="2cm">
              <text:p/>
            </draw:circle>
            <draw:circle draw:style-name="gr4" draw:text-style-name="P4" draw:layer="layout" svg:width="0.55cm" svg:height="0.55cm" svg:x="1.65cm" svg:y="1.95cm">
              <text:p text:style-name="P4">11</text:p>
            </draw:circle>
          </draw:g>
          <draw:g>
            <draw:circle draw:style-name="gr3" draw:text-style-name="P4" draw:layer="layout" svg:width="0.55cm" svg:height="0.55cm" svg:x="1.65cm" svg:y="0.6cm">
              <text:p/>
            </draw:circle>
            <draw:circle draw:style-name="gr4" draw:text-style-name="P4" draw:layer="layout" svg:width="0.55cm" svg:height="0.55cm" svg:x="1.6cm" svg:y="0.55cm">
              <text:p text:style-name="P4">15</text:p>
            </draw:circle>
          </draw:g>
          <draw:g>
            <draw:circle draw:style-name="gr3" draw:text-style-name="P4" draw:layer="layout" svg:width="0.55cm" svg:height="0.55cm" svg:x="4.9cm" svg:y="2.85cm">
              <text:p/>
            </draw:circle>
            <draw:circle draw:style-name="gr4" draw:text-style-name="P4" draw:layer="layout" svg:width="0.55cm" svg:height="0.55cm" svg:x="4.85cm" svg:y="2.8cm">
              <text:p text:style-name="P4">19</text:p>
            </draw:circle>
          </draw:g>
          <draw:g>
            <draw:circle draw:style-name="gr3" draw:text-style-name="P4" draw:layer="layout" svg:width="0.55cm" svg:height="0.55cm" svg:x="5.85cm" svg:y="1.7cm">
              <text:p/>
            </draw:circle>
            <draw:circle draw:style-name="gr4" draw:text-style-name="P4" draw:layer="layout" svg:width="0.55cm" svg:height="0.55cm" svg:x="5.8cm" svg:y="1.65cm">
              <text:p text:style-name="P4">34</text:p>
            </draw:circle>
          </draw:g>
          <draw:frame draw:style-name="gr5" draw:text-style-name="P6" draw:layer="layout" svg:width="0.693cm" svg:height="0.599cm" svg:x="0.957cm" svg:y="0.15cm">
            <draw:text-box>
              <text:p text:style-name="P5"><text:span text:style-name="T2">0</text:span></text:p>
            </draw:text-box>
          </draw:frame>
          <draw:frame draw:style-name="gr5" draw:text-style-name="P6" draw:layer="layout" svg:width="0.689cm" svg:height="0.599cm" svg:x="5.161cm" svg:y="2.15cm">
            <draw:text-box>
              <text:p text:style-name="P5"><text:span text:style-name="T2">1</text:span></text:p>
            </draw:text-box>
          </draw:frame>
          <draw:frame draw:style-name="gr5" draw:text-style-name="P6" draw:layer="layout" svg:width="0.693cm" svg:height="0.599cm" svg:x="3.3cm" svg:y="2.151cm">
            <draw:text-box>
              <text:p text:style-name="P5"><text:span text:style-name="T2">0</text:span></text:p>
            </draw:text-box>
          </draw:frame>
          <draw:frame draw:style-name="gr5" draw:text-style-name="P6" draw:layer="layout" svg:width="0.693cm" svg:height="0.599cm" svg:x="0.957cm" svg:y="1.551cm">
            <draw:text-box>
              <text:p text:style-name="P5"><text:span text:style-name="T2">0</text:span></text:p>
            </draw:text-box>
          </draw:frame>
          <draw:frame draw:style-name="gr5" draw:text-style-name="P6" draw:layer="layout" svg:width="0.689cm" svg:height="0.599cm" svg:x="0.961cm" svg:y="2.05cm">
            <draw:text-box>
              <text:p text:style-name="P5"><text:span text:style-name="T2">1</text:span></text:p>
            </draw:text-box>
          </draw:frame>
          <draw:frame draw:style-name="gr5" draw:text-style-name="P6" draw:layer="layout" svg:width="0.693cm" svg:height="0.599cm" svg:x="2cm" svg:y="3.1cm">
            <draw:text-box>
              <text:p text:style-name="P5"><text:span text:style-name="T2">0</text:span></text:p>
            </draw:text-box>
          </draw:frame>
          <draw:frame draw:style-name="gr5" draw:text-style-name="P6" draw:layer="layout" svg:width="0.693cm" svg:height="0.599cm" svg:x="1.6cm" svg:y="3.8cm">
            <draw:text-box>
              <text:p text:style-name="P5"><text:span text:style-name="T2">0</text:span></text:p>
            </draw:text-box>
          </draw:frame>
          <draw:frame draw:style-name="gr5" draw:text-style-name="P6" draw:layer="layout" svg:width="0.693cm" svg:height="0.599cm" svg:x="0.957cm" svg:y="4.401cm">
            <draw:text-box>
              <text:p text:style-name="P5"><text:span text:style-name="T2">0</text:span></text:p>
            </draw:text-box>
          </draw:frame>
          <draw:frame draw:style-name="gr5" draw:text-style-name="P6" draw:layer="layout" svg:width="0.689cm" svg:height="0.599cm" svg:x="4.25cm" svg:y="3.15cm">
            <draw:text-box>
              <text:p text:style-name="P5"><text:span text:style-name="T2">1</text:span></text:p>
            </draw:text-box>
          </draw:frame>
          <draw:frame draw:style-name="gr5" draw:text-style-name="P6" draw:layer="layout" svg:width="0.689cm" svg:height="0.599cm" svg:x="3.311cm" svg:y="3.95cm">
            <draw:text-box>
              <text:p text:style-name="P5"><text:span text:style-name="T2">1</text:span></text:p>
            </draw:text-box>
          </draw:frame>
          <draw:frame draw:style-name="gr5" draw:text-style-name="P6" draw:layer="layout" svg:width="0.689cm" svg:height="0.599cm" svg:x="2.1cm" svg:y="4.45cm">
            <draw:text-box>
              <text:p text:style-name="P5"><text:span text:style-name="T2">1</text:span></text:p>
            </draw:text-box>
          </draw:frame>
          <draw:frame draw:style-name="gr5" draw:text-style-name="P6" draw:layer="layout" svg:width="0.689cm" svg:height="0.599cm" svg:x="0.961cm" svg:y="4.801cm">
            <draw:text-box>
              <text:p text:style-name="P5"><text:span text:style-name="T2">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452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6-09-25T08:24:49</meta:creation-date>
    <dc:date>2011-04-11T21:45:41</dc:date>
    <dc:language>cs-CZ</dc:language>
    <meta:editing-cycles>6</meta:editing-cycles>
    <meta:editing-duration>PT02H11M47S</meta:editing-duration>
    <dc:creator>BruXy </dc:creator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